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aecf00" fo:border-left="0.06pt solid #000000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ackground-color="#ff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938" table:default-cell-style-name="Default"/>
        <table:table-row table:style-name="ro1">
          <table:table-cell table:style-name="ce1" office:value-type="string">
            <text:p>Distance x</text:p>
            <text:p>[m]</text:p>
          </table:table-cell>
          <table:table-cell table:style-name="ce1" office:value-type="string">
            <text:p>Distance y</text:p>
            <text:p>[m]</text:p>
          </table:table-cell>
          <table:table-cell table:style-name="ce1" office:value-type="string">
            <text:p>Height</text:p>
            <text:p>[cm]</text:p>
          </table:table-cell>
          <table:table-cell table:style-name="ce5" office:value-type="string">
            <text:p>Butterfly</text:p>
            <text:p>Type</text:p>
          </table:table-cell>
          <table:table-cell table:style-name="ce5" office:value-type="string">
            <text:p>Butterfly</text:p>
            <text:p>Quantity</text:p>
          </table:table-cell>
          <table:table-cell table:style-name="ce9"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544">
            <text:p>1544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598.96">
            <text:p>2598.9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107">
            <text:p>1107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648.94">
            <text:p>2648.9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935">
            <text:p>935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698.92">
            <text:p>2698.9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673.93">
            <text:p>2673.93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636">
            <text:p>636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723.91">
            <text:p>2723.9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853">
            <text:p>853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121">
            <text:p>1121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834">
            <text:p>834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898.84">
            <text:p>2898.8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742">
            <text:p>742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668">
            <text:p>668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198.72">
            <text:p>3198.7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398.64">
            <text:p>3398.6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83">
            <text:p>183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048.78">
            <text:p>3048.7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098.76">
            <text:p>3098.7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01">
            <text:p>201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498.6">
            <text:p>3498.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598.56">
            <text:p>3598.5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298.68">
            <text:p>3298.6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938"/>
        </table:table-row>
        <table:table-row table:style-name="ro2">
          <table:table-cell table:style-name="ce2" office:value-type="float" office:value="4800">
            <text:p>4800</text:p>
          </table:table-cell>
          <table:table-cell table:style-name="ce3" office:value-type="float" office:value="3448.62">
            <text:p>3448.6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49.7">
            <text:p>749.7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697">
            <text:p>69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599">
            <text:p>599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962">
            <text:p>96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405">
            <text:p>40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2.7">
            <text:p>382.7</text:p>
          </table:table-cell>
          <table:table-cell table:style-name="ce6" office:value-type="float" office:value="4">
            <text:p>4</text:p>
          </table:table-cell>
          <table:table-cell office:value-type="float" office:value="1499">
            <text:p>1499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2.4">
            <text:p>382.4</text:p>
          </table:table-cell>
          <table:table-cell table:style-name="ce6" office:value-type="float" office:value="4">
            <text:p>4</text:p>
          </table:table-cell>
          <table:table-cell office:value-type="float" office:value="2003">
            <text:p>200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2217">
            <text:p>221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99.974">
            <text:p>799.974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4">
            <text:p>4</text:p>
          </table:table-cell>
          <table:table-cell office:value-type="float" office:value="2363">
            <text:p>236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4">
            <text:p>4</text:p>
          </table:table-cell>
          <table:table-cell office:value-type="float" office:value="1796">
            <text:p>179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3">
            <text:p>3</text:p>
          </table:table-cell>
          <table:table-cell office:value-type="float" office:value="752">
            <text:p>75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766">
            <text:p>76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792">
            <text:p>79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1425">
            <text:p>142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1783">
            <text:p>178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347">
            <text:p>34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69.88">
            <text:p>1769.88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265">
            <text:p>26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69.88">
            <text:p>1769.8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69.88">
            <text:p>1769.88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499.947">
            <text:p>499.947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4">
            <text:p>4</text:p>
          </table:table-cell>
          <table:table-cell office:value-type="float" office:value="6384">
            <text:p>6384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4">
            <text:p>4</text:p>
          </table:table-cell>
          <table:table-cell office:value-type="float" office:value="4019">
            <text:p>4019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3">
            <text:p>3</text:p>
          </table:table-cell>
          <table:table-cell office:value-type="float" office:value="2286">
            <text:p>2286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1">
            <text:p>1</text:p>
          </table:table-cell>
          <table:table-cell office:value-type="float" office:value="636">
            <text:p>636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1">
            <text:p>1</text:p>
          </table:table-cell>
          <table:table-cell office:value-type="float" office:value="662">
            <text:p>662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445">
            <text:p>445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79.6">
            <text:p>379.6</text:p>
          </table:table-cell>
          <table:table-cell table:style-name="ce6"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499.947">
            <text:p>499.947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3">
            <text:p>3</text:p>
          </table:table-cell>
          <table:table-cell office:value-type="float" office:value="779">
            <text:p>779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">
            <text:p>380</text:p>
          </table:table-cell>
          <table:table-cell table:style-name="ce7" office:value-type="float" office:value="3">
            <text:p>3</text:p>
          </table:table-cell>
          <table:table-cell office:value-type="float" office:value="483">
            <text:p>483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2">
            <text:p>2</text:p>
          </table:table-cell>
          <table:table-cell office:value-type="float" office:value="339">
            <text:p>339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3">
            <text:p>3</text:p>
          </table:table-cell>
          <table:table-cell office:value-type="float" office:value="3128">
            <text:p>3128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2">
            <text:p>2</text:p>
          </table:table-cell>
          <table:table-cell office:value-type="float" office:value="1052">
            <text:p>1052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79.6">
            <text:p>379.6</text:p>
          </table:table-cell>
          <table:table-cell table:style-name="ce6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79.3">
            <text:p>379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25">
            <text:p>380.25</text:p>
          </table:table-cell>
          <table:table-cell table:style-name="ce6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652">
            <text:p>652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358">
            <text:p>358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183">
            <text:p>183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399.04">
            <text:p>2399.0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1404">
            <text:p>1404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890">
            <text:p>89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848.86">
            <text:p>2848.8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381">
            <text:p>381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2">
            <text:p>380.2</text:p>
          </table:table-cell>
          <table:table-cell table:style-name="ce6"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69.48">
            <text:p>2769.4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69.48">
            <text:p>2769.4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336">
            <text:p>33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543">
            <text:p>54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858">
            <text:p>858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1412">
            <text:p>141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262">
            <text:p>26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2">
            <text:p>380.2</text:p>
          </table:table-cell>
          <table:table-cell table:style-name="ce6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416">
            <text:p>41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99.28">
            <text:p>1799.2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22">
            <text:p>12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980">
            <text:p>98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2">
            <text:p>2</text:p>
          </table:table-cell>
          <table:table-cell office:value-type="float" office:value="146">
            <text:p>14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99.24">
            <text:p>1899.2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949.22">
            <text:p>1949.2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9.26">
            <text:p>1849.2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99.28">
            <text:p>1799.2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46.32">
            <text:p>1846.3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874.25">
            <text:p>1874.25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49.9947">
            <text:p>49.9947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4">
            <text:p>4</text:p>
          </table:table-cell>
          <table:table-cell office:value-type="float" office:value="17280">
            <text:p>1728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4">
            <text:p>4</text:p>
          </table:table-cell>
          <table:table-cell office:value-type="float" office:value="12010">
            <text:p>1201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499.947">
            <text:p>499.947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4">
            <text:p>4</text:p>
          </table:table-cell>
          <table:table-cell office:value-type="float" office:value="5830">
            <text:p>583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3">
            <text:p>3</text:p>
          </table:table-cell>
          <table:table-cell office:value-type="float" office:value="1480">
            <text:p>148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2">
            <text:p>380.2</text:p>
          </table:table-cell>
          <table:table-cell table:style-name="ce6" office:value-type="float" office:value="3">
            <text:p>3</text:p>
          </table:table-cell>
          <table:table-cell office:value-type="float" office:value="1620">
            <text:p>162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79.6">
            <text:p>379.6</text:p>
          </table:table-cell>
          <table:table-cell table:style-name="ce6" office:value-type="float" office:value="3">
            <text:p>3</text:p>
          </table:table-cell>
          <table:table-cell office:value-type="float" office:value="1570">
            <text:p>157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1660">
            <text:p>166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4">
            <text:p>4</text:p>
          </table:table-cell>
          <table:table-cell office:value-type="float" office:value="4390">
            <text:p>439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2150">
            <text:p>215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999.747">
            <text:p>999.747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3">
            <text:p>3</text:p>
          </table:table-cell>
          <table:table-cell office:value-type="float" office:value="1940">
            <text:p>194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249.5">
            <text:p>1249.5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1030">
            <text:p>103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599.36">
            <text:p>1599.3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812">
            <text:p>812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699.32">
            <text:p>1699.3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2370">
            <text:p>237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799.28">
            <text:p>1799.2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899.24">
            <text:p>1899.2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949.22">
            <text:p>1949.2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3000">
            <text:p>30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49.9947">
            <text:p>49.9947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4">
            <text:p>4</text:p>
          </table:table-cell>
          <table:table-cell office:value-type="float" office:value="9290">
            <text:p>929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4">
            <text:p>4</text:p>
          </table:table-cell>
          <table:table-cell office:value-type="float" office:value="9510">
            <text:p>951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49.94">
            <text:p>149.9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4">
            <text:p>4</text:p>
          </table:table-cell>
          <table:table-cell office:value-type="float" office:value="7440">
            <text:p>744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69.05">
            <text:p>169.05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1390">
            <text:p>139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79.34">
            <text:p>179.3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3">
            <text:p>3</text:p>
          </table:table-cell>
          <table:table-cell office:value-type="float" office:value="450">
            <text:p>45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4">
            <text:p>4</text:p>
          </table:table-cell>
          <table:table-cell office:value-type="float" office:value="5310">
            <text:p>531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6260">
            <text:p>626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58.76">
            <text:p>158.76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5480">
            <text:p>548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99.92">
            <text:p>199.92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5650">
            <text:p>565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299.88">
            <text:p>299.88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4090">
            <text:p>409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499.8">
            <text:p>499.8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3">
            <text:p>3</text:p>
          </table:table-cell>
          <table:table-cell office:value-type="float" office:value="910">
            <text:p>91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699.72">
            <text:p>699.72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4">
            <text:p>4</text:p>
          </table:table-cell>
          <table:table-cell office:value-type="float" office:value="4220">
            <text:p>422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849.66">
            <text:p>849.66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3">
            <text:p>3</text:p>
          </table:table-cell>
          <table:table-cell office:value-type="float" office:value="1280">
            <text:p>128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2">
            <text:p>382</text:p>
          </table:table-cell>
          <table:table-cell table:style-name="ce6" office:value-type="float" office:value="3">
            <text:p>3</text:p>
          </table:table-cell>
          <table:table-cell office:value-type="float" office:value="1120">
            <text:p>112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849.66">
            <text:p>849.66</text:p>
          </table:table-cell>
          <table:table-cell table:style-name="ce2" office:value-type="float" office:value="382.4">
            <text:p>382.4</text:p>
          </table:table-cell>
          <table:table-cell table:style-name="ce6" office:value-type="float" office:value="3">
            <text:p>3</text:p>
          </table:table-cell>
          <table:table-cell office:value-type="float" office:value="2290">
            <text:p>229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849.66">
            <text:p>849.66</text:p>
          </table:table-cell>
          <table:table-cell table:style-name="ce2" office:value-type="float" office:value="382.7">
            <text:p>382.7</text:p>
          </table:table-cell>
          <table:table-cell table:style-name="ce6" office:value-type="float" office:value="4">
            <text:p>4</text:p>
          </table:table-cell>
          <table:table-cell office:value-type="float" office:value="3220">
            <text:p>322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2.7">
            <text:p>382.7</text:p>
          </table:table-cell>
          <table:table-cell table:style-name="ce6" office:value-type="float" office:value="3">
            <text:p>3</text:p>
          </table:table-cell>
          <table:table-cell office:value-type="float" office:value="960">
            <text:p>96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2.7">
            <text:p>382.7</text:p>
          </table:table-cell>
          <table:table-cell table:style-name="ce6" office:value-type="float" office:value="3">
            <text:p>3</text:p>
          </table:table-cell>
          <table:table-cell office:value-type="float" office:value="1000">
            <text:p>100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3">
            <text:p>383</text:p>
          </table:table-cell>
          <table:table-cell table:style-name="ce6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1430">
            <text:p>143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1006">
            <text:p>1006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199.52">
            <text:p>1199.52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299.48">
            <text:p>1299.48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399.44">
            <text:p>1399.44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940">
            <text:p>94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399.44">
            <text:p>1399.44</text:p>
          </table:table-cell>
          <table:table-cell table:style-name="ce2" office:value-type="float" office:value="383">
            <text:p>383</text:p>
          </table:table-cell>
          <table:table-cell table:style-name="ce6" office:value-type="float" office:value="3">
            <text:p>3</text:p>
          </table:table-cell>
          <table:table-cell office:value-type="float" office:value="150">
            <text:p>15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399.44">
            <text:p>1399.44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349.46">
            <text:p>1349.46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240">
            <text:p>24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449.42">
            <text:p>1449.42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2">
            <text:p>2</text:p>
          </table:table-cell>
          <table:table-cell office:value-type="float" office:value="170">
            <text:p>17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938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3" office:value-type="float" office:value="1249.5">
            <text:p>1249.5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440">
            <text:p>44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4">
            <text:p>4</text:p>
          </table:table-cell>
          <table:table-cell office:value-type="float" office:value="5050">
            <text:p>505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3">
            <text:p>3</text:p>
          </table:table-cell>
          <table:table-cell office:value-type="float" office:value="2790">
            <text:p>279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1090">
            <text:p>109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740">
            <text:p>74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7">
            <text:p>381.7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099.16">
            <text:p>2099.1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1860">
            <text:p>186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199.12">
            <text:p>2199.1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1650">
            <text:p>165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399.04">
            <text:p>2399.0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860">
            <text:p>86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598.96">
            <text:p>2598.9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390">
            <text:p>39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698.92">
            <text:p>2698.9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629.83">
            <text:p>2629.83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38"/>
        </table:table-row>
        <table:table-row table:style-name="ro2">
          <table:table-cell table:style-name="ce2" office:value-type="float" office:value="3500">
            <text:p>3500</text:p>
          </table:table-cell>
          <table:table-cell table:style-name="ce3" office:value-type="float" office:value="2669.52">
            <text:p>2669.5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270">
            <text:p>27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5970">
            <text:p>597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49.98">
            <text:p>49.98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9700">
            <text:p>970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74.97">
            <text:p>74.97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8920">
            <text:p>892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83.79">
            <text:p>83.79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4900">
            <text:p>490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94.08">
            <text:p>94.08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3">
            <text:p>3</text:p>
          </table:table-cell>
          <table:table-cell office:value-type="float" office:value="720">
            <text:p>72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94.08">
            <text:p>94.08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94.08">
            <text:p>94.08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4.37">
            <text:p>104.37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3">
            <text:p>3</text:p>
          </table:table-cell>
          <table:table-cell office:value-type="float" office:value="1390">
            <text:p>139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499.947">
            <text:p>499.947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4">
            <text:p>4</text:p>
          </table:table-cell>
          <table:table-cell office:value-type="float" office:value="5040">
            <text:p>504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4">
            <text:p>4</text:p>
          </table:table-cell>
          <table:table-cell office:value-type="float" office:value="3730">
            <text:p>373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3">
            <text:p>3</text:p>
          </table:table-cell>
          <table:table-cell office:value-type="float" office:value="2610">
            <text:p>261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420">
            <text:p>42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05">
            <text:p>205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1">
            <text:p>1</text:p>
          </table:table-cell>
          <table:table-cell office:value-type="float" office:value="410">
            <text:p>41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79.7">
            <text:p>379.7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99.16">
            <text:p>2099.16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199.12">
            <text:p>2199.12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19.78">
            <text:p>2019.78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38.89">
            <text:p>2038.89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59.47">
            <text:p>2059.47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78.58">
            <text:p>2078.58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800">
            <text:p>5800</text:p>
          </table:table-cell>
          <table:table-cell table:style-name="ce3" office:value-type="float" office:value="2099.16">
            <text:p>2099.16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4">
            <text:p>4</text:p>
          </table:table-cell>
          <table:table-cell office:value-type="float" office:value="8490">
            <text:p>849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499.8">
            <text:p>499.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4">
            <text:p>4</text:p>
          </table:table-cell>
          <table:table-cell office:value-type="float" office:value="5690">
            <text:p>569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4">
            <text:p>4</text:p>
          </table:table-cell>
          <table:table-cell office:value-type="float" office:value="4440">
            <text:p>44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245">
            <text:p>245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1.4">
            <text:p>381.4</text:p>
          </table:table-cell>
          <table:table-cell table:style-name="ce6" office:value-type="float" office:value="2">
            <text:p>2</text:p>
          </table:table-cell>
          <table:table-cell office:value-type="float" office:value="1440">
            <text:p>14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1800">
            <text:p>180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2">
            <text:p>380.2</text:p>
          </table:table-cell>
          <table:table-cell table:style-name="ce6" office:value-type="float" office:value="2">
            <text:p>2</text:p>
          </table:table-cell>
          <table:table-cell office:value-type="float" office:value="680">
            <text:p>68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1950">
            <text:p>195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220">
            <text:p>22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90">
            <text:p>19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299.08">
            <text:p>2299.0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399.04">
            <text:p>2399.0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450">
            <text:p>45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598.96">
            <text:p>2598.9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690">
            <text:p>69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698.92">
            <text:p>2698.9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760">
            <text:p>76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898.84">
            <text:p>2898.8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160">
            <text:p>16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380">
            <text:p>38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260">
            <text:p>26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3098.76">
            <text:p>3098.7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3198.72">
            <text:p>3198.7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3248.7">
            <text:p>3248.7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3148.74">
            <text:p>3148.7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938"/>
        </table:table-row>
        <table:table-row table:style-name="ro2">
          <table:table-cell table:style-name="ce2" office:value-type="float" office:value="4300">
            <text:p>4300</text:p>
          </table:table-cell>
          <table:table-cell table:style-name="ce3" office:value-type="float" office:value="3298.68">
            <text:p>3298.6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299.08">
            <text:p>2299.0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4">
            <text:p>4</text:p>
          </table:table-cell>
          <table:table-cell office:value-type="float" office:value="4380">
            <text:p>438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399.04">
            <text:p>2399.0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2380">
            <text:p>238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598.96">
            <text:p>2598.9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810">
            <text:p>181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698.92">
            <text:p>2698.9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640">
            <text:p>64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898.84">
            <text:p>2898.8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998.8">
            <text:p>2998.8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343">
            <text:p>343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2">
            <text:p>2</text:p>
          </table:table-cell>
          <table:table-cell office:value-type="float" office:value="1440">
            <text:p>144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349.06">
            <text:p>2349.0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321">
            <text:p>321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349.06">
            <text:p>2349.0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880">
            <text:p>88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349.06">
            <text:p>2349.0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740">
            <text:p>74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399.04">
            <text:p>2399.0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000">
            <text:p>5000</text:p>
          </table:table-cell>
          <table:table-cell table:style-name="ce3" office:value-type="float" office:value="2798.88">
            <text:p>2798.8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4">
            <text:p>4</text:p>
          </table:table-cell>
          <table:table-cell office:value-type="float" office:value="3310">
            <text:p>331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2710">
            <text:p>271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1730">
            <text:p>173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10">
            <text:p>21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560">
            <text:p>56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700">
            <text:p>170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249.1">
            <text:p>2249.1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3">
            <text:p>3</text:p>
          </table:table-cell>
          <table:table-cell office:value-type="float" office:value="1630">
            <text:p>163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499">
            <text:p>249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1250">
            <text:p>125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548.98">
            <text:p>2548.98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380">
            <text:p>38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598.96">
            <text:p>2598.9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540">
            <text:p>54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648.94">
            <text:p>2648.94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260">
            <text:p>26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748.9">
            <text:p>2748.9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648.94">
            <text:p>2648.9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230">
            <text:p>230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648.94">
            <text:p>2648.94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38"/>
        </table:table-row>
        <table:table-row table:style-name="ro2">
          <table:table-cell table:style-name="ce2" office:value-type="float" office:value="4900">
            <text:p>4900</text:p>
          </table:table-cell>
          <table:table-cell table:style-name="ce3" office:value-type="float" office:value="2698.92">
            <text:p>2698.9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9100">
            <text:p>910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499.8">
            <text:p>499.8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4">
            <text:p>4</text:p>
          </table:table-cell>
          <table:table-cell office:value-type="float" office:value="4650">
            <text:p>465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3">
            <text:p>3</text:p>
          </table:table-cell>
          <table:table-cell office:value-type="float" office:value="659">
            <text:p>659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4.5">
            <text:p>384.5</text:p>
          </table:table-cell>
          <table:table-cell table:style-name="ce6" office:value-type="float" office:value="2">
            <text:p>2</text:p>
          </table:table-cell>
          <table:table-cell office:value-type="float" office:value="332">
            <text:p>332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548">
            <text:p>548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3">
            <text:p>3</text:p>
          </table:table-cell>
          <table:table-cell office:value-type="float" office:value="877">
            <text:p>877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000.041">
            <text:p>1000.041</text:p>
          </table:table-cell>
          <table:table-cell table:style-name="ce2" office:value-type="float" office:value="382.7">
            <text:p>382.7</text:p>
          </table:table-cell>
          <table:table-cell table:style-name="ce6"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100.001">
            <text:p>1100.00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160">
            <text:p>16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199.961">
            <text:p>1199.96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3">
            <text:p>3</text:p>
          </table:table-cell>
          <table:table-cell office:value-type="float" office:value="160">
            <text:p>16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249.941">
            <text:p>1249.94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2">
            <text:p>2</text:p>
          </table:table-cell>
          <table:table-cell office:value-type="float" office:value="355">
            <text:p>355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299.921">
            <text:p>1299.92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349.901">
            <text:p>1349.901</text:p>
          </table:table-cell>
          <table:table-cell table:style-name="ce2" office:value-type="float" office:value="383.6">
            <text:p>383.6</text:p>
          </table:table-cell>
          <table:table-cell table:style-name="ce6"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349.901">
            <text:p>1349.901</text:p>
          </table:table-cell>
          <table:table-cell table:style-name="ce2" office:value-type="float" office:value="383.3">
            <text:p>383.3</text:p>
          </table:table-cell>
          <table:table-cell table:style-name="ce6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38"/>
        </table:table-row>
        <table:table-row table:style-name="ro2">
          <table:table-cell table:style-name="ce2" office:value-type="float" office:value="2000">
            <text:p>2000</text:p>
          </table:table-cell>
          <table:table-cell table:style-name="ce3" office:value-type="float" office:value="1349.901">
            <text:p>1349.901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4">
            <text:p>4</text:p>
          </table:table-cell>
          <table:table-cell office:value-type="float" office:value="2150">
            <text:p>215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499.8">
            <text:p>499.8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199.92">
            <text:p>199.92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299.88">
            <text:p>299.88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3">
            <text:p>3</text:p>
          </table:table-cell>
          <table:table-cell office:value-type="float" office:value="960">
            <text:p>96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100.0041">
            <text:p>100.0041</text:p>
          </table:table-cell>
          <table:table-cell table:style-name="ce2" office:value-type="float" office:value="384.5">
            <text:p>384.5</text:p>
          </table:table-cell>
          <table:table-cell table:style-name="ce6" office:value-type="float" office:value="4">
            <text:p>4</text:p>
          </table:table-cell>
          <table:table-cell office:value-type="float" office:value="2330">
            <text:p>233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199.92">
            <text:p>199.92</text:p>
          </table:table-cell>
          <table:table-cell table:style-name="ce2" office:value-type="float" office:value="384.5">
            <text:p>384.5</text:p>
          </table:table-cell>
          <table:table-cell table:style-name="ce6"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399.84">
            <text:p>399.84</text:p>
          </table:table-cell>
          <table:table-cell table:style-name="ce2" office:value-type="float" office:value="384.5">
            <text:p>384.5</text:p>
          </table:table-cell>
          <table:table-cell table:style-name="ce6" office:value-type="float" office:value="2">
            <text:p>2</text:p>
          </table:table-cell>
          <table:table-cell office:value-type="float" office:value="380">
            <text:p>38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399.84">
            <text:p>399.84</text:p>
          </table:table-cell>
          <table:table-cell table:style-name="ce2" office:value-type="float" office:value="384.9">
            <text:p>384.9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399.84">
            <text:p>399.84</text:p>
          </table:table-cell>
          <table:table-cell table:style-name="ce2" office:value-type="float" office:value="385.1">
            <text:p>385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399.84">
            <text:p>399.84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3">
            <text:p>3</text:p>
          </table:table-cell>
          <table:table-cell office:value-type="float" office:value="1810">
            <text:p>181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399.84">
            <text:p>399.84</text:p>
          </table:table-cell>
          <table:table-cell table:style-name="ce2" office:value-type="float" office:value="383.9">
            <text:p>383.9</text:p>
          </table:table-cell>
          <table:table-cell table:style-name="ce6"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449.82">
            <text:p>449.82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499.8">
            <text:p>499.8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549.78">
            <text:p>549.78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3" office:value-type="float" office:value="599.76">
            <text:p>599.76</text:p>
          </table:table-cell>
          <table:table-cell table:style-name="ce2" office:value-type="float" office:value="384.2">
            <text:p>384.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749.7">
            <text:p>749.7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3">
            <text:p>3</text:p>
          </table:table-cell>
          <table:table-cell office:value-type="float" office:value="1810">
            <text:p>181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980">
            <text:p>98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249.5">
            <text:p>1249.5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2">
            <text:p>2</text:p>
          </table:table-cell>
          <table:table-cell office:value-type="float" office:value="177">
            <text:p>17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049.58">
            <text:p>1049.58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099.56">
            <text:p>1099.56</text:p>
          </table:table-cell>
          <table:table-cell table:style-name="ce2" office:value-type="float" office:value="380.5">
            <text:p>380.5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80.8">
            <text:p>380.8</text:p>
          </table:table-cell>
          <table:table-cell table:style-name="ce6"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81.1">
            <text:p>381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80.3">
            <text:p>380.3</text:p>
          </table:table-cell>
          <table:table-cell table:style-name="ce6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80">
            <text:p>380</text:p>
          </table:table-cell>
          <table:table-cell table:style-name="ce6" office:value-type="float" office:value="2">
            <text:p>2</text:p>
          </table:table-cell>
          <table:table-cell office:value-type="float" office:value="596">
            <text:p>596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79.7">
            <text:p>379.7</text:p>
          </table:table-cell>
          <table:table-cell table:style-name="ce6" office:value-type="float" office:value="3">
            <text:p>3</text:p>
          </table:table-cell>
          <table:table-cell office:value-type="float" office:value="1800">
            <text:p>180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999.6">
            <text:p>999.6</text:p>
          </table:table-cell>
          <table:table-cell table:style-name="ce2" office:value-type="float" office:value="379.4">
            <text:p>379.4</text:p>
          </table:table-cell>
          <table:table-cell table:style-name="ce6" office:value-type="float" office:value="3">
            <text:p>3</text:p>
          </table:table-cell>
          <table:table-cell office:value-type="float" office:value="1840">
            <text:p>184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249.5">
            <text:p>1249.5</text:p>
          </table:table-cell>
          <table:table-cell table:style-name="ce2" office:value-type="float" office:value="379.4">
            <text:p>379.4</text:p>
          </table:table-cell>
          <table:table-cell table:style-name="ce6" office:value-type="float" office:value="3">
            <text:p>3</text:p>
          </table:table-cell>
          <table:table-cell office:value-type="float" office:value="1670">
            <text:p>167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79.4">
            <text:p>379.4</text:p>
          </table:table-cell>
          <table:table-cell table:style-name="ce6" office:value-type="float" office:value="1">
            <text:p>1</text:p>
          </table:table-cell>
          <table:table-cell office:value-type="float" office:value="322">
            <text:p>32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79.1">
            <text:p>379.1</text:p>
          </table:table-cell>
          <table:table-cell table:style-name="ce6" office:value-type="float" office:value="2">
            <text:p>2</text:p>
          </table:table-cell>
          <table:table-cell office:value-type="float" office:value="1100">
            <text:p>110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79.7">
            <text:p>379.7</text:p>
          </table:table-cell>
          <table:table-cell table:style-name="ce6" office:value-type="float" office:value="1">
            <text:p>1</text:p>
          </table:table-cell>
          <table:table-cell office:value-type="float" office:value="422">
            <text:p>422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78.7">
            <text:p>378.7</text:p>
          </table:table-cell>
          <table:table-cell table:style-name="ce6" office:value-type="float" office:value="2">
            <text:p>2</text:p>
          </table:table-cell>
          <table:table-cell office:value-type="float" office:value="1650">
            <text:p>165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499.4">
            <text:p>1499.4</text:p>
          </table:table-cell>
          <table:table-cell table:style-name="ce2" office:value-type="float" office:value="378.4">
            <text:p>378.4</text:p>
          </table:table-cell>
          <table:table-cell table:style-name="ce6" office:value-type="float" office:value="1">
            <text:p>1</text:p>
          </table:table-cell>
          <table:table-cell office:value-type="float" office:value="633">
            <text:p>633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749.3">
            <text:p>1749.3</text:p>
          </table:table-cell>
          <table:table-cell table:style-name="ce2" office:value-type="float" office:value="378.7">
            <text:p>378.7</text:p>
          </table:table-cell>
          <table:table-cell table:style-name="ce6" office:value-type="float" office:value="1">
            <text:p>1</text:p>
          </table:table-cell>
          <table:table-cell office:value-type="float" office:value="710">
            <text:p>71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1999.2">
            <text:p>1999.2</text:p>
          </table:table-cell>
          <table:table-cell table:style-name="ce2" office:value-type="float" office:value="378.7">
            <text:p>378.7</text:p>
          </table:table-cell>
          <table:table-cell table:style-name="ce6" office:value-type="float" office:value="1">
            <text:p>1</text:p>
          </table:table-cell>
          <table:table-cell office:value-type="float" office:value="320">
            <text:p>32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2099.16">
            <text:p>2099.16</text:p>
          </table:table-cell>
          <table:table-cell table:style-name="ce2" office:value-type="float" office:value="378.7">
            <text:p>378.7</text:p>
          </table:table-cell>
          <table:table-cell table:style-name="ce6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2199.12">
            <text:p>2199.12</text:p>
          </table:table-cell>
          <table:table-cell table:style-name="ce2" office:value-type="float" office:value="378.7">
            <text:p>378.7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2199.12">
            <text:p>2199.12</text:p>
          </table:table-cell>
          <table:table-cell table:style-name="ce2" office:value-type="float" office:value="378.4">
            <text:p>378.4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>
          <table:table-cell table:style-name="ce2" office:value-type="float" office:value="5300">
            <text:p>5300</text:p>
          </table:table-cell>
          <table:table-cell table:style-name="ce3" office:value-type="float" office:value="2199.12">
            <text:p>2199.12</text:p>
          </table:table-cell>
          <table:table-cell table:style-name="ce2" office:value-type="float" office:value="379.1">
            <text:p>379.1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38"/>
        </table:table-row>
        <table:table-row table:style-name="ro2" table:number-rows-repeated="1048258">
          <table:table-cell table:number-columns-repeated="943"/>
        </table:table-row>
        <table:table-row table:style-name="ro2">
          <table:table-cell table:number-columns-repeated="943"/>
        </table:table-row>
      </table:table>
      <table:named-expressions>
        <table:named-expression table:name="Datum" table:base-cell-address="$sheet1.$A$1" table:expression="#REF!"/>
      </table:named-expressions>
      <table:database-ranges>
        <table:database-range table:name="__Anonymous_Sheet_DB__0" table:target-range-address="sheet1.A1:sheet1.E3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" number:min-integer-digits="0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enpilot_20_Ecke" style:display-name="Datenpilot Ecke" style:family="table-cell" style:parent-style-name="Default"/>
    <style:style style:name="Datenpilot_20_Wert" style:display-name="Datenpilot Wert" style:family="table-cell" style:parent-style-name="Default"/>
    <style:style style:name="Datenpilot-Feld" style:family="table-cell" style:parent-style-name="Default"/>
    <style:style style:name="Datenpilot_20_Kategorie" style:display-name="Datenpilot Kategorie" style:family="table-cell" style:parent-style-name="Default">
      <style:table-cell-properties style:text-align-source="fix" style:repeat-content="false"/>
      <style:paragraph-properties fo:text-align="start"/>
    </style:style>
    <style:style style:name="Datenpilot_20_Titel" style:display-name="Datenpilot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enpilot_20_Ergebnis" style:display-name="Datenpilot Ergebnis" style:family="table-cell" style:parent-style-name="Default">
      <style:text-properties fo:font-weight="bold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Bedrich</meta:initial-creator>
    <meta:creation-date>2012-09-25T16:46:08</meta:creation-date>
    <dc:date>2013-04-24T17:40:08</dc:date>
    <dc:creator>Karl Bedrich</dc:creator>
    <meta:editing-duration>P16DT15H39M29S</meta:editing-duration>
    <meta:editing-cycles>172</meta:editing-cycles>
    <meta:generator>LibreOffice/3.5$Linux_x86 LibreOffice_project/350m1$Build-2</meta:generator>
    <meta:document-statistic meta:table-count="1" meta:cell-count="1585" meta:object-count="0"/>
    <meta:user-defined meta:name="qrichtext">1</meta:user-defined>
  </office:meta>
</office:document-meta>
</file>